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90536" calcext:value-type="float">
            <text:p>20.29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86904" calcext:value-type="float">
            <text:p>20.18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22312" calcext:value-type="float">
            <text:p>20.02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31584" calcext:value-type="float">
            <text:p>19.53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72504" calcext:value-type="float">
            <text:p>19.27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20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961608" calcext:value-type="float">
            <text:p>18.96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9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47536" calcext:value-type="float">
            <text:p>19.14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8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10248" calcext:value-type="float">
            <text:p>19.510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7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71208" calcext:value-type="float">
            <text:p>19.57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6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97344" calcext:value-type="float">
            <text:p>19.89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91704" calcext:value-type="float">
            <text:p>20.4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81392" calcext:value-type="float">
            <text:p>20.28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12712" calcext:value-type="float">
            <text:p>19.41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10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358" calcext:value-type="float">
            <text:p>19.73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09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83272" calcext:value-type="float">
            <text:p>20.08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09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7136" calcext:value-type="float">
            <text:p>19.75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08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15504" calcext:value-type="float">
            <text:p>20.41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08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79512" calcext:value-type="float">
            <text:p>20.47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50656" calcext:value-type="float">
            <text:p>21.2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92744" calcext:value-type="float">
            <text:p>21.1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904098012101</text:p>
          </table:table-cell>
          <table:table-cell office:value-type="string" calcext:value-type="string">
            <text:p>23N 6W 9B:G-026522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65312" calcext:value-type="float">
            <text:p>21.1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86" meta:object-count="0"/>
    <meta:user-defined meta:name="AppVersion">3.0</meta:user-defined>
  </office:meta>
</office:document-meta>
</file>